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ll right, I say we get started on our
training right here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 office:value-type="string">
            <text:p>Self-Defense Union Member
"Sure. As you like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"Within reason, of course."</text:p>
          </table:table-cell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h... reason? That's not gonna cut it!</text:p>
          </table:table-cell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 office:value-type="string">
            <text:p>We've gotta do this properly, or it isn't
real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"Yeaaah... but, look, it isn't really
training anymore when we're fighting demons.
It's more like an actual battle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"Even if we put everything we've got into
it, it's still gonna be dangerous..."</text:p>
          </table:table-cell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ell, yeah, I guess that's true...</text:p>
          </table:table-cell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 office:value-type="string">
            <text:p>But if we really put our back into it and
clear these demons away, then Jinbū Village
will get that much safer!</text:p>
          </table:table-cell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 office:value-type="string">
            <text:p>Let's give it our all!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"Aight, I'll do what I can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"Haah... haah..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 office:value-type="string">
            <text:p>Self-Defense Union Member
"H... Hey... dont'cha think... the demons
'round here are a little too strong?"</text:p>
          </table:table-cell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hew... hafuu... e-even with the two of us
together... we can barely... haah... take
care of one demon...!</text:p>
          </table:table-cell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"The training's way too tough, this time..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"Let's take a quick break..."</text:p>
          </table:table-cell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greed...!</text:p>
          </table:table-cell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 office:value-type="string">
            <text:p>Oh! This water's totally drinkable!</text:p>
          </table:table-cell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 office:value-type="string">
            <text:p>I'll be taking some of that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 office:value-type="string">
            <text:p>...*glub*... 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 office:value-type="string">
            <text:p>Puhaaaaaaah~!! Now that's delicious~!!</text:p>
          </table:table-cell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 office:value-type="string">
            <text:p>Man, the weather in the Midlands is so
mild, it's amazing~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 office:value-type="string">
            <text:p>Although, we're with the SDU up north, so we
can hardly just move down here, huh...?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"Hey, there's no need to be so rigid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 office:value-type="string">
            <text:p>Self-Defense Union Member
"It doesn't matter how hard we lowly soldiers
fight, all these demons aren't going
anywhere."</text:p>
          </table:table-cell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, our efforts can help people, even if
it's only a little!</text:p>
          </table:table-cell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 office:value-type="string">
            <text:p>That's why there's no excuse for shirking
our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"Yeah, yeah. I get it, so stop glaring at
me like that.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 office:value-type="string">
            <text:p>Self-Defense Union Member
"Right, I guess we'd better get back to
our so-called `training`."</text:p>
          </table:table-cell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Oh, before that...</text:p>
          </table:table-cell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 office:value-type="string">
            <text:p>I'm gonna go borrow a bathroom back in the
village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"Yeah, be careful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